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Select a pin.</text:span></text:h>
      <text:p text:style-name="Text_20_body">Priority (<text:span text:style-name="T2">high</text:span>, mid, low)</text:p>
      <text:p text:style-name="Text_20_body">Participating actors</text:p>
      <text:list xml:id="list1788793671" text:style-name="L1">
        <text:list-item>
          <text:p text:style-name="P1">User</text:p>
        </text:list-item>
      </text:list>
      <text:p text:style-name="Text_20_body">Normal flow of events</text:p>
      <text:list xml:id="list2061460051" text:style-name="L2">
        <text:list-item>
          <text:p text:style-name="P2">Clicks on one of the 25 dots representing pins in the control section. (User)</text:p>
          <text:list>
            <text:list-item>
              <text:p text:style-name="P2">Any previous marking is removed (both from the game logic and the graphical representation). (Application)</text:p>
            </text:list-item>
            <text:list-item>
              <text:p text:style-name="P2">The selected pin is marked as selected in the game logic. The graphics are updated accordingly. (Application)</text:p>
            </text:list-item>
          </text:list>
        </text:list-item>
      </text:list>
      <text:p text:style-name="Text_20_body">Futuristic flow</text:p>
      <text:list xml:id="list952355726" text:style-name="L3">
        <text:list-item>
          <text:p text:style-name="P3">Clicks on one of the 25 pins on the 3D game board (User)</text:p>
          <text:list>
            <text:list-item>
              <text:p text:style-name="P3">Any previous marking is removed (both from the game logic and the graphical representation). (Application)</text:p>
            </text:list-item>
            <text:list-item>
              <text:p text:style-name="P3">The selected pin is marked as selected in the game logic. The graphics are updated accordingly. (Applicatio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3-23T12:08:24</dc:date>
    <dc:language>en-US</dc:language>
    <meta:editing-cycles>9</meta:editing-cycles>
    <meta:editing-duration>PT00H27M46S</meta:editing-duration>
    <dc:creator>Jonas Jacobson</dc:creator>
    <meta:document-statistic meta:table-count="0" meta:image-count="0" meta:object-count="0" meta:page-count="1" meta:paragraph-count="12" meta:word-count="116" meta:character-count="684"/>
    <meta:user-defined meta:name="Info 1"/>
    <meta:user-defined meta:name="Info 2"/>
    <meta:user-defined meta:name="Info 3"/>
    <meta:user-defined meta:name="Info 4"/>
  </office:meta>
</office:document-meta>
</file>